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color="#ffffff"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1.4cm" svg:x="8.4cm" svg:y="1.5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2.9cm" svg:x2="10.6cm" svg:y2="3.8cm">
          <text:p/>
        </draw:line>
        <draw:custom-shape draw:style-name="gr3" draw:text-style-name="P1" draw:layer="layout" svg:width="3.7cm" svg:height="1.6cm" svg:x="8.9cm" svg:y="3.7cm">
          <text:p text:style-name="P1">five = “101”</text:p>
          <text:p text:style-name="P1">six = “110”</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20.2cm" svg:height="7.7cm" svg:x="0.6cm" svg:y="6.8cm">
          <text:p text:style-name="P1">Logic AND: “100”</text:p>
          <text:p text:style-name="P1">Logic OR: “111”</text:p>
          <text:p text:style-name="P1">Logic XOR: “011”</text:p>
          <text:p text:style-name="P1"/>
          <text:p text:style-name="P1">2 digits left circular shift for five(101) is “110”</text:p>
          <text:p text:style-name="P1">2 digits left circular shift for six(110) is “011”</text:p>
          <text:p text:style-name="P1"/>
          <text:p text:style-name="P1">2 digits right circular shift for five(101) is “011”</text:p>
          <text:p text:style-name="P1">2 digits right circular shift for six(110) is “101”</text:p>
          <text:p text:style-name="P1"><text:s/></text:p>
          <draw:enhanced-geometry svg:viewBox="0 0 21600 21600" draw:glue-points="12960 0 10800 0 2160 10800 8600 21600 10800 21600 19400 10800" draw:text-areas="4230 0 17370 21600" draw:mirror-horizontal="false" draw:mirror-vertical="false" draw:type="flowchart-data" draw:enhanced-path="M 4230 0 L 21600 0 17370 21600 0 21600 4230 0 Z N"/>
        </draw:custom-shape>
        <draw:custom-shape draw:style-name="gr1" draw:text-style-name="P1" draw:layer="layout" svg:width="4.5cm" svg:height="1.4cm" svg:x="8.4cm" svg:y="15.4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5.3cm" svg:x2="10.7cm" svg:y2="6.9cm">
          <text:p/>
        </draw:line>
        <draw:line draw:style-name="gr2" draw:text-style-name="P1" draw:layer="layout" svg:x1="10.4cm" svg:y1="14.5cm" svg:x2="10.4cm" svg:y2="15.4cm">
          <text:p/>
        </draw:line>
        <draw:custom-shape draw:style-name="gr4" draw:text-style-name="P2" draw:layer="layout" svg:width="20.7cm" svg:height="10.3cm" svg:x="0.4cm" svg:y="17.2cm">
          <text:p text:style-name="P1">Здравствуйте!</text:p>
          <text:p text:style-name="P1">Т.к. я очень ленивый, а вы не уточнили в ТЗ</text:p>
          <text:p text:style-name="P1">как именно выполнять вычисления, я ознакомился</text:p>
          <text:p text:style-name="P1">с информацией здесь:</text:p>
          <text:p text:style-name="P1"><text:a xlink:href="https://www.bestprog.net/ru/2019/10/21/python-bitwise-operators-ru/">https://www.bestprog.net/ru/2019/10/21/python-bitwise-operators-ru/</text:a></text:p>
          <text:p text:style-name="P1">И здесь:</text:p>
          <text:p text:style-name="P1"><text:a xlink:href="https://en.wikipedia.org/wiki/Circular_shift">https://en.wikipedia.org/wiki/Circular_shift</text:a></text:p>
          <text:p text:style-name="P1">Сделал все “в уме” и принтанул.</text:p>
          <text:p text:style-name="P1"/>
          <text:p text:style-name="P1"/>
          <text:p text:style-name="P1">Какое ТЗ такое и решение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nat Sabitov</meta:initial-creator>
    <meta:creation-date>2021-07-18T00:22:09</meta:creation-date>
    <dc:date>2021-07-18T12:34:12</dc:date>
    <dc:creator>Rinat Sabitov</dc:creator>
    <meta:editing-duration>PT10H28M25S</meta:editing-duration>
    <meta:editing-cycles>2</meta:editing-cycles>
    <meta:generator>OpenOffice/4.1.10$Unix OpenOffice.org_project/4110m2$Build-9807</meta:generator>
    <meta:document-statistic meta:object-count="8"/>
  </office:meta>
</office:document-meta>
</file>